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apa_3a__20_identificações">
      <style:text-properties officeooo:paragraph-rsid="000e294c"/>
    </style:style>
    <style:style style:name="P2" style:family="paragraph" style:parent-style-name="Corpo_20_do_20_texto_3a__20_texto_20__28_geral_29_">
      <style:paragraph-properties fo:margin-left="0cm" fo:margin-right="0cm" fo:text-indent="0cm" style:auto-text-indent="false"/>
    </style:style>
    <style:style style:name="P3" style:family="paragraph" style:parent-style-name="Corpo_20_do_20_texto_3a__20_texto_20__28_geral_29_">
      <style:paragraph-properties fo:margin-left="0cm" fo:margin-right="0cm" fo:text-indent="0cm" style:auto-text-indent="false"/>
      <style:text-properties officeooo:paragraph-rsid="002704f8"/>
    </style:style>
    <style:style style:name="P4" style:family="paragraph" style:parent-style-name="Corpo_20_do_20_texto_3a__20_texto_20__28_geral_29_">
      <style:paragraph-properties fo:margin-left="0cm" fo:margin-right="0cm" fo:text-indent="0cm" style:auto-text-indent="false"/>
      <style:text-properties officeooo:paragraph-rsid="002e122f"/>
    </style:style>
    <style:style style:name="P5" style:family="paragraph" style:parent-style-name="Corpo_20_do_20_texto_3a__20_texto_20__28_geral_29_">
      <style:paragraph-properties fo:margin-left="0cm" fo:margin-right="0cm" fo:text-indent="0cm" style:auto-text-indent="false"/>
      <style:text-properties officeooo:paragraph-rsid="002e5df3"/>
    </style:style>
    <style:style style:name="P6" style:family="paragraph" style:parent-style-name="Corpo_20_do_20_texto_3a__20_texto_20__28_geral_29_">
      <style:paragraph-properties fo:margin-left="0cm" fo:margin-right="0cm" fo:text-indent="0cm" style:auto-text-indent="false"/>
      <style:text-properties officeooo:rsid="002e5df3" officeooo:paragraph-rsid="002e5df3"/>
    </style:style>
    <style:style style:name="P7" style:family="paragraph" style:parent-style-name="Corpo_20_do_20_texto_3a__20_texto_20__28_geral_29_">
      <style:paragraph-properties fo:margin-left="0cm" fo:margin-right="0cm" fo:text-indent="0cm" style:auto-text-indent="false"/>
      <style:text-properties fo:font-style="normal" officeooo:rsid="00666620" officeooo:paragraph-rsid="0067d6ac" style:font-style-asian="normal" style:font-style-complex="normal"/>
    </style:style>
    <style:style style:name="P8" style:family="paragraph" style:parent-style-name="Sumário_3a__20_itens_20_nível_20_1">
      <style:paragraph-properties>
        <style:tab-stops>
          <style:tab-stop style:position="16cm" style:type="right" style:leader-style="dotted" style:leader-text="."/>
        </style:tab-stops>
      </style:paragraph-properties>
    </style:style>
    <style:style style:name="P9" style:family="paragraph" style:parent-style-name="Sumário_3a__20_itens_20_nível_20_2">
      <style:paragraph-properties>
        <style:tab-stops>
          <style:tab-stop style:position="15.501cm" style:type="right" style:leader-style="dotted" style:leader-text="."/>
        </style:tab-stops>
      </style:paragraph-properties>
    </style:style>
    <style:style style:name="P10" style:family="paragraph" style:parent-style-name="Corpo_20_do_20_texto_3a__20_texto_20__28_geral_29_">
      <style:text-properties officeooo:paragraph-rsid="00366d36"/>
    </style:style>
    <style:style style:name="P11" style:family="paragraph" style:parent-style-name="Corpo_20_do_20_texto_3a__20_texto_20__28_geral_29_">
      <style:text-properties officeooo:paragraph-rsid="004e1dc4"/>
    </style:style>
    <style:style style:name="P12" style:family="paragraph" style:parent-style-name="Corpo_20_do_20_texto_3a__20_texto_20__28_geral_29_">
      <style:text-properties officeooo:paragraph-rsid="0053549c"/>
    </style:style>
    <style:style style:name="P13" style:family="paragraph" style:parent-style-name="Corpo_20_do_20_texto_3a__20_texto_20__28_geral_29_">
      <style:text-properties officeooo:paragraph-rsid="0056d595"/>
    </style:style>
    <style:style style:name="P14" style:family="paragraph" style:parent-style-name="Corpo_20_do_20_texto_3a__20_texto_20__28_geral_29_">
      <style:text-properties officeooo:paragraph-rsid="005f343b"/>
    </style:style>
    <style:style style:name="P15" style:family="paragraph" style:parent-style-name="Listas_3a__20_titulos" style:master-page-name="TCC_20_Univás_3a__20_elementos_20_pré-textuais">
      <style:paragraph-properties style:page-number="auto"/>
    </style:style>
    <style:style style:name="P16" style:family="paragraph" style:parent-style-name="Listas_3a__20_titulos" style:master-page-name="TCC_20_Univás_3a__20_elementos_20_pré-textuais">
      <style:paragraph-properties style:page-number="auto"/>
      <style:text-properties officeooo:rsid="00115706" officeooo:paragraph-rsid="00115706"/>
    </style:style>
    <style:style style:name="P17" style:family="paragraph" style:parent-style-name="Sumário_3a__20_título" style:master-page-name="TCC_20_Univás_3a__20_elementos_20_pré-textuais">
      <style:paragraph-properties style:page-number="auto"/>
    </style:style>
    <style:style style:name="P18" style:family="paragraph" style:parent-style-name="Corpo_20_do_20_texto_3a__20_título_20__28_geral_29_" style:master-page-name="TCC_20_Univás_3a__20_elementos_20_textuais_20__28_sem_20_núm._20_pág._29_">
      <style:paragraph-properties style:page-number="auto"/>
      <style:text-properties officeooo:rsid="002e122f" officeooo:paragraph-rsid="002e122f"/>
    </style:style>
    <style:style style:name="P19" style:family="paragraph" style:parent-style-name="Corpo_20_do_20_texto_3a__20_título_20__28_geral_29_" style:master-page-name="TCC_20_Univás_3a__20_elementos_20_textuais_20__28_sem_20_núm._20_pág._29_">
      <style:paragraph-properties style:page-number="auto"/>
      <style:text-properties officeooo:rsid="002e5df3" officeooo:paragraph-rsid="002e5df3"/>
    </style:style>
    <style:style style:name="P20" style:family="paragraph" style:parent-style-name="Corpo_20_do_20_texto_3a__20_título_20__28_geral_29_" style:master-page-name="TCC_20_Univás_3a__20_elementos_20_textuais_20__28_sem_20_núm._20_pág._29_">
      <style:paragraph-properties style:page-number="auto"/>
      <style:text-properties officeooo:rsid="002704f8" officeooo:paragraph-rsid="002704f8"/>
    </style:style>
    <style:style style:name="P21" style:family="paragraph" style:parent-style-name="Corpo_20_do_20_texto_3a__20_subtítulos">
      <style:text-properties officeooo:rsid="002e5df3" officeooo:paragraph-rsid="002e5df3"/>
    </style:style>
    <style:style style:name="P22" style:family="paragraph" style:parent-style-name="Corpo_20_do_20_texto_3a__20_texto_20__28_geral_29_" style:list-style-name="L1"/>
    <style:style style:name="P23" style:family="paragraph" style:parent-style-name="Corpo_20_do_20_texto_3a__20_texto_20__28_geral_29_" style:list-style-name="L2"/>
    <style:style style:name="P24" style:family="paragraph" style:parent-style-name="Capa_3a__20_identificações" style:master-page-name="TCC_20_Univás_3a__20_elementos_20_pré-textuais">
      <style:paragraph-properties style:page-number="auto"/>
    </style:style>
    <style:style style:name="T1" style:family="text">
      <style:text-properties officeooo:rsid="00021f69"/>
    </style:style>
    <style:style style:name="T2" style:family="text">
      <style:text-properties officeooo:rsid="00022154"/>
    </style:style>
    <style:style style:name="T3" style:family="text">
      <style:text-properties fo:font-style="italic" style:font-style-asian="italic" style:font-style-complex="italic"/>
    </style:style>
    <style:style style:name="T4" style:family="text">
      <style:text-properties fo:font-style="italic" officeooo:rsid="021ac94a"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language="pt" fo:country="BR" officeooo:rsid="033a6dbc"/>
    </style:style>
    <style:style style:name="T7" style:family="text">
      <style:text-properties fo:language="en" fo:country="US"/>
    </style:style>
    <style:style style:name="T8" style:family="text">
      <style:text-properties fo:language="en" fo:country="US" fo:font-style="italic" style:font-style-asian="italic" style:font-style-complex="italic"/>
    </style:style>
    <style:style style:name="T9" style:family="text">
      <style:text-properties fo:language="en" fo:country="US" fo:font-style="italic" officeooo:rsid="01abadbf" style:font-style-asian="italic" style:font-style-complex="italic"/>
    </style:style>
    <style:style style:name="T10" style:family="text">
      <style:text-properties fo:language="en" fo:country="US" fo:font-style="italic" officeooo:rsid="0067840a" style:font-style-asian="italic" style:font-style-complex="italic"/>
    </style:style>
    <style:style style:name="T11" style:family="text">
      <style:text-properties fo:language="en" fo:country="US" fo:font-style="italic" fo:font-weight="normal" style:font-style-asian="italic" style:font-weight-asian="normal" style:font-style-complex="italic" style:font-weight-complex="normal"/>
    </style:style>
    <style:style style:name="T12" style:family="text">
      <style:text-properties fo:language="en" fo:country="US" fo:font-style="normal" style:font-style-asian="normal" style:font-style-complex="normal"/>
    </style:style>
    <style:style style:name="T13" style:family="text">
      <style:text-properties fo:language="en" fo:country="US" fo:font-style="normal" officeooo:rsid="031a0715" style:font-style-asian="normal" style:font-style-complex="normal"/>
    </style:style>
    <style:style style:name="T14" style:family="text">
      <style:text-properties fo:language="en" fo:country="US" officeooo:rsid="01abadbf"/>
    </style:style>
    <style:style style:name="T15" style:family="text">
      <style:text-properties fo:language="en" fo:country="US" officeooo:rsid="033a6dbc"/>
    </style:style>
    <style:style style:name="T16" style:family="text">
      <style:text-properties officeooo:rsid="003905b0"/>
    </style:style>
    <style:style style:name="T17" style:family="text">
      <style:text-properties officeooo:rsid="003e1f32"/>
    </style:style>
    <style:style style:name="T18" style:family="text">
      <style:text-properties officeooo:rsid="003e241d"/>
    </style:style>
    <style:style style:name="T19" style:family="text">
      <style:text-properties officeooo:rsid="00412906"/>
    </style:style>
    <style:style style:name="T20" style:family="text">
      <style:text-properties officeooo:rsid="0042ffb4"/>
    </style:style>
    <style:style style:name="T21" style:family="text">
      <style:text-properties officeooo:rsid="004ee629"/>
    </style:style>
    <style:style style:name="T22" style:family="text">
      <style:text-properties officeooo:rsid="005d8639"/>
    </style:style>
    <style:style style:name="T23" style:family="text">
      <style:text-properties officeooo:rsid="005e4587"/>
    </style:style>
    <style:style style:name="T24" style:family="text">
      <style:text-properties fo:font-style="normal" officeooo:rsid="021ac94a" style:font-style-asian="normal" style:font-style-complex="normal"/>
    </style:style>
    <style:style style:name="T25" style:family="text">
      <style:text-properties officeooo:rsid="00732d57"/>
    </style:style>
    <style:style style:name="T26" style:family="text">
      <style:text-properties officeooo:rsid="007b2c72"/>
    </style:style>
    <style:style style:name="T27" style:family="text">
      <style:text-properties officeooo:rsid="007b45f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Felipe <text:span text:style-name="T1">rodrigues do prado</text:span></text:p>
      <text:p text:style-name="Capa_3a__20_identificações"><text:span text:style-name="T2">João</text:span> paulo nakajima pereira</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título">Modularização de softwares</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Universidade do vale do sapucaí</text:p>
      <text:p text:style-name="Capa_3a__20_identificações">Pouso Alegre</text:p>
      <text:p text:style-name="Capa_3a__20_identificações">2015</text:p>
      <text:p text:style-name="Capa_3a__20_identificações"><text:soft-page-break/>Felipe Rodrigues do Prado</text:p>
      <text:p text:style-name="Capa_3a__20_identificações">João Paulo Nakajima Pereira</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título">Modularização de softwares</text:p>
      <text:p text:style-name="Capa_3a__20_identificações"/>
      <text:p text:style-name="Capa_3a__20_identificações"/>
      <text:p text:style-name="Capa_3a__20_texto">Pesquisa para desenvolvimento do projeto apresentado à disciplina de TCC 1 do curso de Sistemas de Informação como requisito parcial para obtenção de créditos.</text:p>
      <text:p text:style-name="Capa_3a__20_texto"/>
      <text:p text:style-name="Capa_3a__20_identificações"/>
      <text:p text:style-name="Capa_3a__20_identificações"/>
      <text:p text:style-name="Capa_3a__20_texto">Orientador: Ms. Márcio Emílio Cruz Vono de Azevedo.</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Universidade do vale do Sapucaí</text:p>
      <text:p text:style-name="Capa_3a__20_identificações">Pouso Alegre</text:p>
      <text:p text:style-name="P1">2015</text:p>
      <text:illustration-index text:style-name="Sect1" text:name="Índice de figuras1">
        <text:illustration-index-source text:caption-sequence-name="Illustration" text:caption-sequence-format="text">
          <text:index-title-template text:style-name="Listas_3a__20_titulos">Lista de figuras</text:index-title-template>
          <text:illustration-index-entry-template text:style-name="Listas_3a__20_textos">
            <text:index-entry-text/>
            <text:index-entry-tab-stop style:type="right" style:leader-char="."/>
            <text:index-entry-page-number/>
          </text:illustration-index-entry-template>
        </text:illustration-index-source>
        <text:index-body>
          <text:index-title text:style-name="Sect1" text:name="Índice de figuras1_Head">
            <text:p text:style-name="P15">Lista de figuras</text:p>
          </text:index-title>
        </text:index-body>
      </text:illustration-index>
      <text:p text:style-name="P1"/>
      <text:table-index text:style-name="Sect1" text:name="Índice de tabelas1">
        <text:table-index-source text:caption-sequence-name="Table" text:caption-sequence-format="text">
          <text:index-title-template text:style-name="Listas_3a__20_titulos">Lista de tabelas</text:index-title-template>
          <text:table-index-entry-template text:style-name="Listas_3a__20_textos">
            <text:index-entry-text/>
            <text:index-entry-tab-stop style:type="right" style:leader-char="."/>
            <text:index-entry-page-number/>
          </text:table-index-entry-template>
        </text:table-index-source>
        <text:index-body>
          <text:index-title text:style-name="Sect1" text:name="Índice de tabelas1_Head">
            <text:p text:style-name="P15">Lista de tabelas</text:p>
          </text:index-title>
        </text:index-body>
      </text:table-index>
      <text:p text:style-name="P1"/>
      <text:p text:style-name="P16">Lista de abreviaturas e siglas</text:p>
      <text:p text:style-name="P2">API<text:tab/><text:tab/><text:span text:style-name="T8">Application</text:span><text:span text:style-name="T3"> </text:span><text:span text:style-name="T8">Programming</text:span><text:span text:style-name="T3"> Interface</text:span></text:p>
      <text:p text:style-name="P2"><text:span text:style-name="T24">BSD</text:span><text:span text:style-name="T4"> <text:tab/><text:tab/></text:span><text:span text:style-name="T5">Berkeley Software </text:span><text:span text:style-name="T11">Distribution</text:span></text:p>
      <text:p text:style-name="P2">CSS<text:tab/><text:tab/><text:span text:style-name="T8">Cascading</text:span><text:span text:style-name="T3"> </text:span><text:span text:style-name="T8">Style</text:span><text:span text:style-name="T3"> </text:span><text:span text:style-name="T8">Sheet</text:span></text:p>
      <text:p text:style-name="P2">EJB<text:tab/><text:tab/><text:span text:style-name="T8">Enterprise</text:span><text:span text:style-name="T3"> </text:span><text:span text:style-name="T8">JavaBeans</text:span></text:p>
      <text:p text:style-name="P2"><text:span text:style-name="T7">HTML<text:tab/><text:tab/></text:span><text:span text:style-name="T8">HiperText Markup Language</text:span></text:p>
      <text:p text:style-name="P2"><text:span text:style-name="T7">ICC<text:tab/><text:tab/></text:span><text:span text:style-name="T8">Inatel Competence Center</text:span></text:p>
      <text:p text:style-name="P7"><text:span text:style-name="T7">IDE<text:tab/><text:tab/></text:span><text:span text:style-name="T10">Integrated Development Environment</text:span></text:p>
      <text:p text:style-name="P2"><text:span text:style-name="T7">IoT<text:tab/><text:tab/></text:span><text:span text:style-name="T8">Internet of Things</text:span></text:p>
      <text:p text:style-name="P2"><text:span text:style-name="T12">JDBC<text:tab/><text:tab/>Java </text:span><text:span text:style-name="T8">Database Connectivity</text:span></text:p>
      <text:p text:style-name="P2"><text:span text:style-name="T13">JEE<text:tab/><text:tab/></text:span><text:span text:style-name="T8">Java Platform, Enterprise Edition.</text:span></text:p>
      <text:p text:style-name="P2">JMS<text:tab/><text:tab/>Java <text:span text:style-name="T8">Message</text:span><text:span text:style-name="T3"> </text:span><text:span text:style-name="T8">Service</text:span></text:p>
      <text:p text:style-name="P2">JPA<text:tab/><text:tab/>Java <text:span text:style-name="T8">Persistence</text:span><text:span text:style-name="T3"> </text:span>API</text:p>
      <text:p text:style-name="P2">JVM<text:tab/><text:tab/>Java <text:span text:style-name="T3">Virtual Machine</text:span></text:p>
      <text:p text:style-name="P2">NTT<text:tab/><text:tab/><text:span text:style-name="T8">Nippon</text:span><text:span text:style-name="T3"> </text:span><text:span text:style-name="T8">Telegraph</text:span><text:span text:style-name="T3"> </text:span><text:span text:style-name="T8">and</text:span><text:span text:style-name="T3"> </text:span><text:span text:style-name="T8">Telephone</text:span></text:p>
      <text:p text:style-name="P2">OSGi<text:tab/><text:tab/><text:span text:style-name="T8">Open</text:span><text:span text:style-name="T3"> </text:span><text:span text:style-name="T8">Services</text:span><text:span text:style-name="T3"> </text:span><text:span text:style-name="T8">Gateway</text:span><text:span text:style-name="T3"> </text:span><text:span text:style-name="T9">initiative</text:span></text:p>
      <text:p text:style-name="P2"><text:span text:style-name="T14">S</text:span><text:span text:style-name="T7">ENAC<text:tab/></text:span><text:span text:style-name="T6">Serviço</text:span><text:span text:style-name="T15"> </text:span><text:span text:style-name="T6">Nacional</text:span><text:span text:style-name="T15"> </text:span><text:span text:style-name="T6">de</text:span><text:span text:style-name="T15"> </text:span><text:span text:style-name="T6">Aprendizagem</text:span><text:span text:style-name="T15"> </text:span><text:span text:style-name="T6">Comercial</text:span></text:p>
      <text:p text:style-name="P2">SQL<text:tab/><text:tab/><text:span text:style-name="T8">Structured</text:span><text:span text:style-name="T3"> </text:span><text:span text:style-name="T8">Query</text:span><text:span text:style-name="T3"> </text:span><text:span text:style-name="T8">Language</text:span></text:p>
      <text:p text:style-name="P2">SRA<text:tab/><text:tab/><text:span text:style-name="T8">Systems</text:span><text:span text:style-name="T3"> </text:span><text:span text:style-name="T8">Research</text:span><text:span text:style-name="T3"> </text:span><text:span text:style-name="T8">and</text:span><text:span text:style-name="T3"> </text:span><text:span text:style-name="T8">Applications</text:span><text:span text:style-name="T3"> Corporation</text:span></text:p>
      <text:p text:style-name="P2">UNIFEI<text:tab/>Universidade Federal de Itajubá</text:p>
      <text:p text:style-name="P2">UNIVAS<text:tab/>Universidade do Vale do Sapucaí</text:p>
      <text:p text:style-name="P2">XHTML<text:tab/><text:span text:style-name="T8">Extensible</text:span><text:span text:style-name="T3"> HyperText </text:span><text:span text:style-name="T8">Markup</text:span><text:span text:style-name="T3"> </text:span><text:span text:style-name="T8">Language</text:span></text:p>
      <text:p text:style-name="P2">XML<text:tab/><text:tab/><text:span text:style-name="T8">Extensible</text:span><text:span text:style-name="T3"> </text:span><text:span text:style-name="T8">Markup</text:span><text:span text:style-name="T3"> </text:span><text:span text:style-name="T8">Language</text:span></text:p>
      <text:p text:style-name="P2"><text:span text:style-name="T7">W3C<text:tab/><text:tab/></text:span><text:span text:style-name="T8">World Wide Web Consortium</text:span></text:p>
      <text:table-of-content text:style-name="Sect1" text:name="Índice1">
        <text:table-of-content-source text:outline-level="10">
          <text:index-title-template text:style-name="Sumário_3a__20_título">Sumário</text:index-title-template>
          <text:table-of-content-entry-template text:outline-level="1" text:style-name="Sumário_3a__20_itens_20_nível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umário_3a__20_itens_20_nível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17">Sumário</text:p>
          </text:index-title>
          <text:p text:style-name="P8"><text:a xlink:type="simple" xlink:href="#__RefHeading__6636_1611337593" text:style-name="Index_20_Link" text:visited-style-name="Index_20_Link">Introdução<text:tab/>7</text:a></text:p>
          <text:p text:style-name="P8"><text:a xlink:type="simple" xlink:href="#__RefHeading__6060_1611337593" text:style-name="Index_20_Link" text:visited-style-name="Index_20_Link"><text:s/>2 Objetivos<text:tab/>9</text:a></text:p>
          <text:p text:style-name="P9"><text:a xlink:type="simple" xlink:href="#__RefHeading__6638_1611337593" text:style-name="Index_20_Link" text:visited-style-name="Index_20_Link"><text:s/>2.2 Objetivo geral<text:tab/>9</text:a></text:p>
          <text:p text:style-name="P9"><text:a xlink:type="simple" xlink:href="#__RefHeading__6640_1611337593" text:style-name="Index_20_Link" text:visited-style-name="Index_20_Link"><text:s/>2.3 Objetivos específicos<text:tab/>9</text:a></text:p>
          <text:p text:style-name="P8"><text:a xlink:type="simple" xlink:href="#__RefHeading__6642_1611337593" text:style-name="Index_20_Link" text:visited-style-name="Index_20_Link">Referências<text:tab/>10</text:a></text:p>
        </text:index-body>
      </text:table-of-content>
      <text:p text:style-name="P2"/>
      <text:list xml:id="list917328431839061146" text:style-name="TCC_20_Univás_3a__20_númeração">
        <text:list-header>
          <text:h text:style-name="P18" text:outline-level="1"><text:bookmark-start text:name="__RefHeading__6636_1611337593"/>Introdução<text:bookmark-end text:name="__RefHeading__6636_1611337593"/></text:h>
        </text:list-header>
      </text:list>
      <text:p text:style-name="P4"/>
      <text:p text:style-name="P4"/>
      <text:p text:style-name="P4"/>
      <text:p text:style-name="P10">O desenvolvimento de um <text:span text:style-name="T3">software</text:span> não envolve apenas métodos de programação. Para desenvolvê-lo é necessário preocupar-se com planejamento, engenharia, metodologia e tecnologia a ser utilizada. Esses fatores influenciam na manutenção, atualização e expansão do mesmo. Dessa forma, definir tais fatores é fundamental para que o <text:span text:style-name="T3">software</text:span> seja flexível a mudanças. Pensando dessa maneira, <text:span text:style-name="T16">será demonstrado</text:span> um modelo de desenvolvimento modular, utilizando a especificação OSGi.</text:p>
      <text:p text:style-name="P10">OSGi, abreviação para <text:span text:style-name="T8">Open</text:span><text:span text:style-name="T3"> </text:span><text:span text:style-name="T8">Services</text:span><text:span text:style-name="T3"> </text:span><text:span text:style-name="T8">Gateway</text:span><text:span text:style-name="T3"> </text:span><text:span text:style-name="T8">Initiative</text:span>, possibilita o desenvolvimento de <text:span text:style-name="T3">softwares</text:span> em módulos, disponibilizando o gerenciamento dos mesmos e facilidades na manutenção e expansão da aplicação.</text:p>
      <text:p text:style-name="P10">Segundo Fernandes (2009), um sistema modular possui algumas propriedades. Deve ser autocontido, os módulos podem ser incluídos, retirados, instalados ou desinstalados. Outra propriedade é ter alta coesão. <text:span text:style-name="T17">U</text:span>m módulo deve cumprir apenas sua finalidade, ou seja, deve fazer somente as funções que lhe foram atribuídas. O baixo acoplamento é outra propriedade muito importante. <text:span text:style-name="T18">U</text:span>m módulo não precisa se preocupar com implementações de outros módulos que interagem com ele, além de permitir alterá-lo sem a necessidade de atualizar os outros.</text:p>
      <text:p text:style-name="P10">Muitos <text:span text:style-name="T3">softwares</text:span> são desenvolvidos de maneira semelhante à modularização, divididos em partes, tendo cada parte uma responsabilidade. Porém não são realmente modularizados, ou seja, não atendem ao conceito de modularização como descrito acima. <text:span text:style-name="T19">D</text:span>ois exemplos de projetos de <text:span text:style-name="T3">softwares</text:span> que foram desenvolvidos utilizando a especificação OSGi e <text:span text:style-name="T20">que atendem</text:span> a definição de modularização, <text:span text:style-name="T20">são,</text:span> IDE<text:note text:id="ftn1" text:note-class="footnote"><text:note-citation>1</text:note-citation><text:note-body><text:p text:style-name="Notas_20_de_20_rodapé">IDE – <text:span text:style-name="T25">Abreviação para </text:span><text:span text:style-name="T8">Integrated</text:span><text:span text:style-name="T3"> </text:span><text:span text:style-name="T8">Development</text:span><text:span text:style-name="T3"> </text:span><text:span text:style-name="T8">Environment.</text:span></text:p></text:note-body></text:note> Eclipse, ferramenta de desenvolvimento de softwares e o <text:span text:style-name="T7">GlassFish</text:span>, servidor de aplicações JEE<text:note text:id="ftn2" text:note-class="footnote"><text:note-citation>2</text:note-citation><text:note-body><text:p text:style-name="Notas_20_de_20_rodapé">JEE – Abreviação para Java <text:span text:style-name="T8">Platform</text:span>, <text:span text:style-name="T8">Enterprise</text:span> <text:span text:style-name="T8">Edition</text:span><text:span text:style-name="T7">.</text:span></text:p></text:note-body></text:note>.</text:p>
      <text:p text:style-name="P10">O uso da modularização, com certeza, traz grandes benefícios para o desenvolvimento e manutenção de um software. Poder parar parte de uma aplicação para fazer uma manutenção ou poder instalar novas funcionalidades, garantindo que todas as outras partes restantes continuem funcionando normalmente, seria uma característica notável da aplicação.</text:p>
      <text:p text:style-name="P11">Fernandes (2009) forneceu uma visão geral sobre <text:span text:style-name="T21">OSGI</text:span>, mostrando seus benefícios e <text:soft-page-break/>salientando a importância da plataforma Java possuir um melhor suporte à modularidade, até demonstrando com um exemplo simples as premissas e vantagens do OSGi<text:note text:id="ftn3" text:note-class="footnote"><text:note-citation>3</text:note-citation><text:note-body><text:p text:style-name="Notas_20_de_20_rodapé">OSGi – Abreviação para <text:span text:style-name="T8">Open</text:span><text:span text:style-name="T3"> </text:span><text:span text:style-name="T8">Services</text:span><text:span text:style-name="T3"> </text:span><text:span text:style-name="T8">Gateway</text:span><text:span text:style-name="T3"> </text:span><text:span text:style-name="T8">initiative.</text:span></text:p></text:note-body></text:note>.</text:p>
      <text:p text:style-name="P12"><text:span text:style-name="T7">Mayworm</text:span> (2010) demonstra a tecnologia OSGi no contexto de aplicações distribuídas, permitindo a disponibilização de seus serviços remotamente, integrando com diferentes <text:span text:style-name="T8">frameworks</text:span> de <text:span text:style-name="T3">middleware</text:span> para o desenvolvimento de aplicações empresariais.</text:p>
      <text:p text:style-name="P13">Malcher (2008) apresenta um modelo de componentes adaptável para se usar em ambientes distribuídos. Também analisa alguns aspectos como modelo de distribuição, transparência, descoberta de novos módulos disponíveis, desempenho e <text:span text:style-name="T3">performance</text:span> dos mesmos. Afirma ainda que para se escolher entre um modelo de distribuição – <text:span text:style-name="T8">deployment</text:span> local ou execução remota – é necessário analisar o contexto e o objetivo da aplicação, pois cada um se adapta melhor a determinadas situações e ambientes de execução.</text:p>
      <text:p text:style-name="P14">Portanto, <text:span text:style-name="T22">após despertar um grande interesse pelo modelo de desenvolvimento modular</text:span>, <text:span text:style-name="T23">será realizado estudos sobre a especificação OSGi, e ainda, o desenvolvimento de </text:span>uma aplicação <text:span text:style-name="T22">modular que demonstre tal modelo de desenvolvimento.</text:span></text:p>
      <text:list xml:id="list212653156161664" text:continue-numbering="true" text:style-name="TCC_20_Univás_3a__20_númeração">
        <text:list-item>
          <text:h text:style-name="P19" text:outline-level="1"><text:bookmark-start text:name="__RefHeading__6060_1611337593"/>Objetivos<text:bookmark-end text:name="__RefHeading__6060_1611337593"/></text:h>
        </text:list-item>
      </text:list>
      <text:p text:style-name="P2"/>
      <text:p text:style-name="P2"/>
      <text:p text:style-name="P2"/>
      <text:p text:style-name="Corpo_20_do_20_texto_3a__20_texto_20__28_geral_29_">Os objetivos desta pesquisa serão demonstrados a seguir.</text:p>
      <text:p text:style-name="P2"/>
      <text:p text:style-name="P2"/>
      <text:list xml:id="list212653157154636" text:continue-numbering="true" text:style-name="TCC_20_Univás_3a__20_númeração">
        <text:list-item>
          <text:list>
            <text:list-item>
              <text:h text:style-name="P21" text:outline-level="2"><text:bookmark-start text:name="__RefHeading__6638_1611337593"/>Objetivo geral<text:bookmark-end text:name="__RefHeading__6638_1611337593"/></text:h>
            </text:list-item>
          </text:list>
        </text:list-item>
      </text:list>
      <text:p text:style-name="P5"/>
      <text:p text:style-name="P5"/>
      <text:list xml:id="list8798190865921620584" text:style-name="L1">
        <text:list-item>
          <text:p text:style-name="P22">Demonstrar o modelo de desenvolvimento modular utilizando a especificação OSGi para aplicações empresariais.</text:p>
        </text:list-item>
      </text:list>
      <text:p text:style-name="P6"/>
      <text:p text:style-name="P6"/>
      <text:list xml:id="list212653159166381" text:continue-list="list212653157154636" text:style-name="TCC_20_Univás_3a__20_númeração">
        <text:list-item>
          <text:list>
            <text:list-item>
              <text:h text:style-name="P21" text:outline-level="2"><text:bookmark-start text:name="__RefHeading__6640_1611337593"/>Objetivos específicos<text:bookmark-end text:name="__RefHeading__6640_1611337593"/></text:h>
            </text:list-item>
          </text:list>
        </text:list-item>
      </text:list>
      <text:p text:style-name="P5"/>
      <text:p text:style-name="P5"/>
      <text:p text:style-name="Corpo_20_do_20_texto_3a__20_texto_20__28_geral_29_">Para atingir o objetivo geral os seguintes objetivos específicos é apresentado:</text:p>
      <text:p text:style-name="Corpo_20_do_20_texto_3a__20_texto_20__28_geral_29_"/>
      <text:list xml:id="list4300799615279969921" text:style-name="L2">
        <text:list-item>
          <text:p text:style-name="P23">Pesquisar as melhores práticas e <text:span text:style-name="T8">frameworks</text:span> que contribuem para a produtividade no desenvolvimento modularizado;</text:p>
        </text:list-item>
        <text:list-item>
          <text:p text:style-name="P23">Desenvolver uma aplicação que exemplifique <text:span text:style-name="T26">o modelo de desenvolvimento modularizado através da especificação OSGi</text:span>;</text:p>
        </text:list-item>
        <text:list-item>
          <text:p text:style-name="P23">Obter através dos resultados uma conclusão sobre a<text:span text:style-name="T27">s vantagens do modelo de</text:span> desenvolvimento <text:span text:style-name="T27">modular.</text:span></text:p>
        </text:list-item>
      </text:list>
      <text:list xml:id="list212653161168620" text:continue-list="list212653159166381" text:style-name="TCC_20_Univás_3a__20_númeração">
        <text:list-header>
          <text:h text:style-name="P20" text:outline-level="1"><text:bookmark-start text:name="__RefHeading__6642_1611337593"/>Referências<text:bookmark-end text:name="__RefHeading__6642_1611337593"/></text:h>
        </text:list-header>
      </text:list>
      <text:p text:style-name="P3"/>
      <text:p text:style-name="P3"/>
      <text:p text:style-name="P3"/>
      <text:p text:style-name="Corpo_20_do_20_texto_3a__20_texto_20__28_referência_29_"/>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CC_20_Univás" style:display-name="TCC Univás" style:family="paragraph" style:parent-style-name="Standard" style:class="text">
      <style:text-properties style:font-name="Times New Roman" fo:font-family="'Times New Roman'" style:font-style-name="Normal" style:font-family-generic="roman" style:font-pitch="variable" style:font-size-asian="10.5pt"/>
    </style:style>
    <style:style style:name="Capa_3a__20_título" style:display-name="Capa: título" style:family="paragraph" style:parent-style-name="TCC_20_Univás" style:class="text">
      <style:paragraph-properties fo:text-align="center" style:justify-single-word="false"/>
      <style:text-properties fo:text-transform="uppercase" fo:font-size="16pt" fo:font-weight="bold" style:font-size-asian="10.5pt"/>
    </style:style>
    <style:style style:name="Capa_3a__20_identificações" style:display-name="Capa: identificações" style:family="paragraph" style:parent-style-name="TCC_20_Univás" style:class="text" style:master-page-name="">
      <style:paragraph-properties fo:text-align="center" style:justify-single-word="false" style:page-number="auto"/>
      <style:text-properties fo:text-transform="uppercase" fo:font-size="14pt" fo:font-weight="bold" style:font-size-asian="10.5pt"/>
    </style:style>
    <style:style style:name="Capa_3a__20_texto" style:display-name="Capa: texto" style:family="paragraph" style:parent-style-name="TCC_20_Univás" style:class="text" style:master-page-name="">
      <style:paragraph-properties fo:margin-left="7.999cm" fo:margin-right="0cm" fo:text-indent="0cm" style:auto-text-indent="false" style:page-number="auto"/>
      <style:text-properties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Rodapé_3a__20_númeração_20_de_20_páginas" style:display-name="Rodapé: númeração de páginas" style:family="paragraph" style:parent-style-name="TCC_20_Univás" style:class="extra" style:master-page-name="Standard">
      <style:paragraph-properties fo:text-align="end" style:justify-single-word="false" style:register-true="true" style:page-number="5" fo:break-before="auto" fo:break-after="auto"/>
      <style:text-properties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as_3a__20_titulos" style:display-name="Listas: titulos" style:family="paragraph" style:parent-style-name="TCC_20_Univás">
      <style:paragraph-properties fo:margin-top="0cm" fo:margin-bottom="1.799cm" loext:contextual-spacing="false" fo:text-align="center" style:justify-single-word="false"/>
      <style:text-properties fo:text-transform="uppercase" fo:font-size="14pt" fo:font-weight="bold" style:font-size-asian="10.5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as_3a__20_textos" style:display-name="Listas: textos" style:family="paragraph" style:parent-style-name="TCC_20_Univás">
      <style:paragraph-properties fo:line-height="150%"/>
      <style:text-properties style:font-size-asian="10.5pt"/>
    </style:style>
    <style:style style:name="Sumário_3a__20_título" style:display-name="Sumário: título" style:family="paragraph" style:parent-style-name="TCC_20_Univás" style:master-page-name="">
      <style:paragraph-properties fo:margin-top="0cm" fo:margin-bottom="1.799cm" loext:contextual-spacing="false" fo:text-align="center" style:justify-single-word="false" style:page-number="auto"/>
      <style:text-properties fo:text-transform="uppercase" fo:font-size="14pt" fo:font-weight="bold" style:font-size-asian="10.5pt"/>
    </style:style>
    <style:style style:name="Sumário_3a__20_itens_20_nível_20_1" style:display-name="Sumário: itens nível 1" style:family="paragraph" style:parent-style-name="TCC_20_Univás">
      <style:paragraph-properties fo:line-height="150%"/>
      <style:text-properties fo:text-transform="uppercase" style:font-size-asian="10.5pt"/>
    </style:style>
    <style:style style:name="Sumário_3a__20_itens_20_nível_20_2" style:display-name="Sumário: itens nível 2" style:family="paragraph" style:parent-style-name="TCC_20_Univás" style:master-page-name="">
      <style:paragraph-properties fo:margin-left="0.499cm" fo:margin-right="0cm" fo:line-height="150%" fo:text-indent="0cm" style:auto-text-indent="false" style:page-number="auto"/>
      <style:text-properties style:font-size-asian="10.5pt"/>
    </style:style>
    <style:style style:name="Corpo_20_do_20_texto_3a__20_título_20__28_geral_29_" style:display-name="Corpo do texto: título (geral)" style:family="paragraph" style:parent-style-name="TCC_20_Univás" style:next-style-name="Corpo_20_do_20_texto_3a__20_texto_20__28_geral_29_" style:default-outline-level="1" style:list-style-name="TCC_20_Univás_3a__20_númeração">
      <style:paragraph-properties fo:margin-left="0cm" fo:margin-right="0cm" fo:line-height="150%" fo:text-indent="0cm" style:auto-text-indent="false" text:number-lines="true" text:line-number="2"/>
      <style:text-properties fo:text-transform="uppercase" fo:font-size="14pt" fo:font-weight="bold" style:font-size-asian="10.5pt"/>
    </style:style>
    <style:style style:name="Corpo_20_do_20_texto_3a__20_subtítulos" style:display-name="Corpo do texto: subtítulos" style:family="paragraph" style:parent-style-name="TCC_20_Univás" style:next-style-name="Corpo_20_do_20_texto_3a__20_texto_20__28_geral_29_" style:default-outline-level="2" style:list-style-name="TCC_20_Univás_3a__20_númeração" style:master-page-name="">
      <style:paragraph-properties fo:margin-left="0cm" fo:margin-right="0cm" fo:line-height="150%" fo:text-indent="0cm" style:auto-text-indent="false" style:page-number="auto" fo:background-color="transparent">
        <style:background-image/>
      </style:paragraph-properties>
      <style:text-properties fo:font-weight="bold" style:font-size-asian="10.5pt"/>
    </style:style>
    <style:style style:name="Corpo_20_do_20_texto_3a__20_texto_20__28_geral_29_" style:display-name="Corpo do texto: texto (geral)" style:family="paragraph" style:parent-style-name="TCC_20_Univás">
      <style:paragraph-properties fo:margin-left="0cm" fo:margin-right="0cm" fo:line-height="150%" fo:text-align="justify" style:justify-single-word="false" fo:text-indent="1.251cm" style:auto-text-indent="false"/>
      <style:text-properties style:font-size-asian="10.5pt"/>
    </style:style>
    <style:style style:name="Corpo_20_do_20_texto_3a__20_texto_20__28_referência_29_" style:display-name="Corpo do texto: texto (referência)" style:family="paragraph" style:parent-style-name="TCC_20_Univás">
      <style:paragraph-properties fo:line-height="150%"/>
      <style:text-properties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otas_20_de_20_rodapé" style:display-name="Notas de rodapé" style:family="paragraph" style:parent-style-name="TCC_20_Univás" style:master-page-name="">
      <style:paragraph-properties fo:margin-left="0.6cm" fo:margin-right="0cm" fo:text-indent="-0.6cm" style:auto-text-indent="false" style:page-number="auto">
        <style:tab-stops/>
      </style:paragraph-properties>
      <style:text-properties fo:font-size="8p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CC_20_Univás_3a__20_númeração" style:display-name="TCC Univás: númeração">
      <text:list-level-style-number text:level="1" text:style-name="Numbering_20_Symbols" style:num-prefix=" " style:num-suffix=" " style:num-format="1" text:start-value="2">
        <style:list-level-properties text:list-level-position-and-space-mode="label-alignment">
          <style:list-level-label-alignment text:label-followed-by="nothing" fo:text-indent="-0.635cm" fo:margin-left="1.27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nothing" fo:text-indent="-0.635cm" fo:margin-left="1.905cm"/>
        </style:list-level-properties>
      </text:list-level-style-number>
      <text:list-level-style-number text:level="3" text:style-name="Numbering_20_Symbols" style:num-prefix=" " style:num-suffix=" " style:num-format="1" text:start-value="2" text:display-levels="3">
        <style:list-level-properties text:list-level-position-and-space-mode="label-alignment">
          <style:list-level-label-alignment text:label-followed-by="nothing" fo:text-indent="-0.635cm" fo:margin-left="2.54cm"/>
        </style:list-level-properties>
      </text:list-level-style-number>
      <text:list-level-style-number text:level="4" text:style-name="Numbering_20_Symbols" style:num-prefix=" " style:num-suffix=" " style:num-format="1" text:start-value="2" text:display-levels="4">
        <style:list-level-properties text:list-level-position-and-space-mode="label-alignment">
          <style:list-level-label-alignment text:label-followed-by="nothing" fo:text-indent="-0.635cm" fo:margin-left="3.175cm"/>
        </style:list-level-properties>
      </text:list-level-style-number>
      <text:list-level-style-number text:level="5" text:style-name="Numbering_20_Symbols" style:num-prefix=" " style:num-suffix=" " style:num-format="1" text:start-value="2" text:display-levels="5">
        <style:list-level-properties text:list-level-position-and-space-mode="label-alignment">
          <style:list-level-label-alignment text:label-followed-by="nothing" fo:text-indent="-0.635cm" fo:margin-left="3.81cm"/>
        </style:list-level-properties>
      </text:list-level-style-number>
      <text:list-level-style-number text:level="6" text:style-name="Numbering_20_Symbols" style:num-prefix=" " style:num-suffix=" " style:num-format="1" text:start-value="2" text:display-levels="6">
        <style:list-level-properties text:list-level-position-and-space-mode="label-alignment">
          <style:list-level-label-alignment text:label-followed-by="nothing" fo:text-indent="-0.635cm" fo:margin-left="4.445cm"/>
        </style:list-level-properties>
      </text:list-level-style-number>
      <text:list-level-style-number text:level="7" text:style-name="Numbering_20_Symbols" style:num-prefix=" " style:num-suffix=" " style:num-format="1" text:start-value="2" text:display-levels="7">
        <style:list-level-properties text:list-level-position-and-space-mode="label-alignment">
          <style:list-level-label-alignment text:label-followed-by="nothing" fo:text-indent="-0.635cm" fo:margin-left="5.08cm"/>
        </style:list-level-properties>
      </text:list-level-style-number>
      <text:list-level-style-number text:level="8" text:style-name="Numbering_20_Symbols" style:num-prefix=" " style:num-suffix=" " style:num-format="1" text:start-value="2" text:display-levels="8">
        <style:list-level-properties text:list-level-position-and-space-mode="label-alignment">
          <style:list-level-label-alignment text:label-followed-by="nothing" fo:text-indent="-0.635cm" fo:margin-left="5.715cm"/>
        </style:list-level-properties>
      </text:list-level-style-number>
      <text:list-level-style-number text:level="9" text:style-name="Numbering_20_Symbols" style:num-prefix=" " style:num-suffix=" " style:num-format="1" text:start-value="2" text:display-levels="9">
        <style:list-level-properties text:list-level-position-and-space-mode="label-alignment">
          <style:list-level-label-alignment text:label-followed-by="nothing" fo:text-indent="-0.635cm" fo:margin-left="6.35cm"/>
        </style:list-level-properties>
      </text:list-level-style-number>
      <text:list-level-style-number text:level="10" text:style-name="Numbering_20_Symbols" style:num-prefix=" " style:num-suffix=" " style:num-format="1" text:start-value="2" text:display-levels="10">
        <style:list-level-properties text:list-level-position-and-space-mode="label-alignment">
          <style:list-level-label-alignment text:label-followed-by="nothing"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2cm" fo:margin-left="3cm" fo:margin-right="2cm" style:register-truth-ref-style-name="Rodapé_3a__20_númeração_20_de_20_páginas"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master-page style:name="Index" style:page-layout-name="Mpm2">
      <style:footer>
        <text:p text:style-name="Footer"><text:page-number text:select-page="current">0</text:page-number></text:p>
      </style:footer>
    </style:master-page>
    <style:master-page style:name="TCC_20_Univás_3a__20_elementos_20_pré-textuais" style:display-name="TCC Univás: elementos pré-textuais" style:page-layout-name="Mpm3"/>
    <style:master-page style:name="First_20_Page" style:display-name="First Page" style:page-layout-name="Mpm1" style:next-style-name="Standard"/>
    <style:master-page style:name="TCC_20_Univás_3a__20_elementos_20_textuais_20__28_com_20_núm._20_pág._29_" style:display-name="TCC Univás: elementos textuais (com núm. pág.)" style:page-layout-name="Mpm4">
      <style:footer>
        <text:p text:style-name="Rodapé_3a__20_númeração_20_de_20_páginas"><text:page-number text:select-page="current">8</text:page-number></text:p>
      </style:footer>
    </style:master-page>
    <style:master-page style:name="TCC_20_Univás_3a__20_elementos_20_textuais_20__28_sem_20_núm._20_pág._29_" style:display-name="TCC Univás: elementos textuais (sem núm. pág.)" style:page-layout-name="Mpm5" style:next-style-name="TCC_20_Univás_3a__20_elementos_20_textuais_20__28_com_20_núm._20_pág._29_">
      <style:footer>
        <text:p text:style-name="Rodapé_3a__20_númeração_20_de_20_páginas"/>
      </style:footer>
    </style:master-page>
    <style:master-page style:name="TCC_20_Univás_3a__20_elementos_20_pós-textuais" style:display-name="TCC Univás: elementos pós-textuais"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4T20:27:12.245000000</meta:creation-date>
    <meta:editing-duration>PT57M53S</meta:editing-duration>
    <meta:editing-cycles>77</meta:editing-cycles>
    <meta:generator>LibreOffice/4.3.7.2$Windows_x86 LibreOffice_project/8a35821d8636a03b8bf4e15b48f59794652c68ba</meta:generator>
    <meta:initial-creator>Felipe Rodrigues</meta:initial-creator>
    <dc:date>2015-06-14T21:26:52.985000000</dc:date>
    <dc:creator>Felipe Rodrigues</dc:creator>
    <meta:document-statistic meta:table-count="0" meta:image-count="0" meta:object-count="0" meta:page-count="10" meta:paragraph-count="71" meta:word-count="766" meta:character-count="5477" meta:non-whitespace-character-count="4755"/>
  </office:meta>
</office:document-meta>
</file>